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62.99mm"/>
    </style:style>
    <style:style style:name="co2" style:family="table-column">
      <style:table-column-properties fo:break-before="auto" style:column-width="110.61mm"/>
    </style:style>
    <style:style style:name="co3" style:family="table-column">
      <style:table-column-properties fo:break-before="auto" style:column-width="344.58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c9211e"/>
    </style:style>
    <style:style style:name="ce2" style:family="table-cell" style:parent-style-name="Default">
      <style:text-properties fo:color="#ff8000"/>
    </style:style>
    <style:style style:name="ce3" style:family="table-cell" style:parent-style-name="Default">
      <style:text-properties fo:color="#f10d0c"/>
    </style:style>
  </office:automatic-styles>
  <office:body>
    <office:spreadsheet>
      <table:calculation-settings table:automatic-find-labels="false" table:use-regular-expressions="false" table:use-wildcards="true"/>
      <table:table table:name="smaller"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1021" table:default-cell-style-name="Default"/>
        <table:table-row table:style-name="ro1">
          <table:table-cell table:style-name="ce1" office:value-type="string" calcext:value-type="string">
            <text:p>UEVENT_HELPER</text:p>
          </table:table-cell>
          <table:table-cell table:style-name="ce1" office:value-type="string" calcext:value-type="string">
            <text:p>The uevent helper program is forked by the kernel for every uevent. Before the switch to the netlink-based uevent source, this was used to hook hotplug scripts into kernel device events. It usually pointed to a shell script at /sbin/hotplug. This should not be used today, because usual systems create many events at bootup or device discovery in a very short time frame. One forked process per event can create so many processes that it creates a high system load, or on smaller systems it is known to create out-of-memory situations during bootup.</text:p>
          </table:table-cell>
          <table:table-cell table:style-name="ce1" table:number-columns-repeated="1022"/>
        </table:table-row>
        <table:table-row table:style-name="ro1">
          <table:table-cell table:style-name="ce1" office:value-type="string" calcext:value-type="string">
            <text:p>MTD_BLOCK</text:p>
          </table:table-cell>
          <table:table-cell table:style-name="ce1" office:value-type="string" calcext:value-type="string">
            <text:p>Although most flash chips have an erase size too large to be useful as block devices, it is possible to use MTD devices which are based on RAM chips in this manner. This block device is a user of MTD devices performing that function. <text:s/>At the moment, it is also required for the Journalling Flash File System(s) to obtain a handle on the MTD device when it's mounted (although JFFS and JFFS2 don't actually use any of the functionality of the mtdblock device). <text:s/>Later, it may be extended to perform read/erase/modify/write cycles on flash chips to emulate a smaller block size. Needless to say, this is very unsafe, but could be useful for file systems which are almost never written to. <text:s/>You do not need this option for use with the DiskOnChip devices. For those, enable NFTL support (CONFIG_NFTL) instead.</text:p>
          </table:table-cell>
          <table:table-cell table:style-name="ce1" table:number-columns-repeated="1022"/>
        </table:table-row>
        <table:table-row table:style-name="ro1">
          <table:table-cell table:style-name="ce1" office:value-type="string" calcext:value-type="string">
            <text:p>EEPROM_AT24</text:p>
          </table:table-cell>
          <table:table-cell table:style-name="ce1" office:value-type="string" calcext:value-type="string">
            <text:p>Enable this driver to get read/write support to most I2C EEPROMs and compatible devices like FRAMs, SRAMs, ROMs etc. After you configure the driver to know about each chip on your target board. <text:s/>Use these generic chip names, instead of vendor-specific ones like at24c64, 24lc02 or fm24c04: <text:s text:c="4"/>24c00, 24c01, 24c02, spd (readonly 24c02), 24c04, 24c08, <text:s text:c="3"/>24c16, 24c32, 24c64, 24c128, 24c256, 24c512, 24c1024 <text:s/>Unless you like data loss puzzles, always be sure that any chip you configure as a 24c32 (32 kbit) or larger is NOT really a 24c16 (16 kbit) or smaller, and vice versa. Marking the chip as read-only won't help recover from this. Also, if your chip has any software write-protect mechanism you may want to review the code to make sure this driver won't turn it on by accident. <text:s/>If you use this with an SMBus adapter instead of an I2C adapter, full functionality is not available. <text:s/>Only smaller devices are supported (24c16 and below, max 4 kByte). <text:s/>This driver can also be built as a module. <text:s/>If so, the module will be called at24.</text:p>
          </table:table-cell>
          <table:table-cell table:style-name="ce1" table:number-columns-repeated="1022"/>
        </table:table-row>
        <table:table-row table:style-name="ro1">
          <table:table-cell table:style-name="ce1" office:value-type="string" calcext:value-type="string">
            <text:p>DM_CACHE</text:p>
          </table:table-cell>
          <table:table-cell table:style-name="ce1" office:value-type="string" calcext:value-type="string">
            <text:p>dm-cache attempts to improve performance of a block device by moving frequently used data to a smaller, higher performance device. <text:s/>Different 'policy' plugins can be used to change the algorithms used to select which blocks are promoted, demoted, cleaned etc. <text:s/>It supports writeback and writethrough modes.</text:p>
          </table:table-cell>
          <table:table-cell table:style-name="ce1" table:number-columns-repeated="1022"/>
        </table:table-row>
        <table:table-row table:style-name="ro1">
          <table:table-cell office:value-type="string" calcext:value-type="string">
            <text:p>SKGE</text:p>
          </table:table-cell>
          <table:table-cell office:value-type="string" calcext:value-type="string">
            <text:p>This driver support the Marvell Yukon or SysKonnect SK-98xx/SK-95xx and related Gigabit Ethernet adapters. It is a new smaller driver with better performance and more complete ethtool support. <text:s/>It does not support the link failover and network management features that "portable" vendor supplied sk98lin driver does. <text:s/>This driver supports adapters based on the original Yukon chipset: Marvell 88E8001, Belkin F5D5005, CNet GigaCard, DLink DGE-530T, Linksys EG1032/EG1064, 3Com 3C940/3C940B, SysKonnect SK-9871/9872. <text:s/>It does not support the newer Yukon2 chipset: a separate driver, sky2, is provided for these adapters. <text:s/>To compile this driver as a module, choose M here: the module will be called skge. <text:s/>This is recommended.</text:p>
          </table:table-cell>
          <table:table-cell table:number-columns-repeated="1022"/>
        </table:table-row>
        <table:table-row table:style-name="ro1">
          <table:table-cell office:value-type="string" calcext:value-type="string">
            <text:p>SKGE_GENESIS</text:p>
          </table:table-cell>
          <table:table-cell office:value-type="string" calcext:value-type="string">
            <text:p>This enables support for the older and uncommon SysKonnect Genesis chips, which support MII via an external transceiver, instead of an internal one. Disabling this option will save some memory by making code smaller. If unsure say Y.</text:p>
          </table:table-cell>
          <table:table-cell table:number-columns-repeated="1022"/>
        </table:table-row>
        <table:table-row table:style-name="ro1">
          <table:table-cell office:value-type="string" calcext:value-type="string">
            <text:p>8139TOO_8129</text:p>
          </table:table-cell>
          <table:table-cell office:value-type="string" calcext:value-type="string">
            <text:p>This enables support for the older and uncommon RTL-8129 and RTL-8130 chips, which support MII via an external transceiver, instead of an internal one. <text:s/>Disabling this option will save some memory by making the code size smaller. <text:s/>If unsure, say Y.</text:p>
          </table:table-cell>
          <table:table-cell table:number-columns-repeated="1022"/>
        </table:table-row>
        <table:table-row table:style-name="ro1">
          <table:table-cell table:style-name="ce1" office:value-type="string" calcext:value-type="string">
            <text:p>RTL8XXXU</text:p>
          </table:table-cell>
          <table:table-cell table:style-name="ce1" office:value-type="string" calcext:value-type="string">
            <text:p>This is an alternative driver for various Realtek RTL8XXX parts written to utilize the Linux mac80211 stack. The driver is known to work with a number of RTL8723AU, RL8188CU, RTL8188RU, RTL8191CU, and RTL8192CU devices <text:s/>This driver is under development and has a limited feature set. In particular it does not yet support 40MHz channels and power management. However it should have a smaller memory footprint than the vendor drivers and benefits from the in kernel mac80211 stack. <text:s/>It can coexist with drivers from drivers/staging/rtl8723au, drivers/staging/rtl8192u, and drivers/net/wireless/rtlwifi, but you will need to control which module you wish to load. <text:s/>To compile this driver as a module, choose M here: the module will be called r8xxxu. <text:s/>If unsure, say N.</text:p>
          </table:table-cell>
          <table:table-cell table:style-name="ce1" table:number-columns-repeated="1022"/>
        </table:table-row>
        <table:table-row table:style-name="ro1">
          <table:table-cell office:value-type="string" calcext:value-type="string">
            <text:p>VIRTIO_PCI_LEGACY</text:p>
          </table:table-cell>
          <table:table-cell office:value-type="string" calcext:value-type="string">
            <text:p>Virtio PCI Card 0.9.X Draft (circa 2014) and older device support. <text:s/>This option enables building a transitional driver, supporting both devices conforming to Virtio 1 specification, and legacy devices. If disabled, you get a slightly smaller, non-transitional driver, with no legacy compatibility. <text:s/>So look out into your driveway. <text:s/>Do you have a flying car? <text:s/>If so, you can happily disable this option and virtio will not break. <text:s/>Otherwise, leave it set. <text:s/>Unless you're testing what life will be like in The Future. <text:s/>If unsure, say Y.</text:p>
          </table:table-cell>
          <table:table-cell table:number-columns-repeated="1022"/>
        </table:table-row>
        <table:table-row table:style-name="ro1">
          <table:table-cell table:style-name="ce1" office:value-type="string" calcext:value-type="string">
            <text:p>ION_CHUNK_HEAP</text:p>
          </table:table-cell>
          <table:table-cell table:style-name="ce1" office:value-type="string" calcext:value-type="string">
            <text:p>Choose this option to enable chunk heaps with Ion. This heap is similar in function the carveout heap but memory is broken down into smaller chunk sizes, typically corresponding to a TLB size. Unless you know your system has these regions, you should say N here.</text:p>
          </table:table-cell>
          <table:table-cell table:style-name="ce1" table:number-columns-repeated="1022"/>
        </table:table-row>
        <table:table-row table:style-name="ro1">
          <table:table-cell office:value-type="string" calcext:value-type="string">
            <text:p>ACPI_REDUCED_HARDWARE_ONLY</text:p>
          </table:table-cell>
          <table:table-cell office:value-type="string" calcext:value-type="string">
            <text:p>This config item changes the way the ACPI code is built. <text:s/>When this option is selected, the kernel will use a specialized version of ACPICA that ONLY supports the ACPI "reduced hardware" mode. <text:s/>The resulting kernel will be smaller but it will also be restricted to running in ACPI reduced hardware mode ONLY. <text:s/>If you are unsure what to do, do not enable this option.</text:p>
          </table:table-cell>
          <table:table-cell table:number-columns-repeated="1022"/>
        </table:table-row>
        <table:table-row table:style-name="ro1">
          <table:table-cell office:value-type="string" calcext:value-type="string">
            <text:p>KERNEL_BZIP2</text:p>
          </table:table-cell>
          <table:table-cell office:value-type="string" calcext:value-type="string">
            <text:p>Its compression ratio and speed is intermediate. Decompression speed is slowest among the choices. <text:s/>The kernel size is about 10% smaller with bzip2, in comparison to gzip. Bzip2 uses a large amount of memory. For modern kernels you will need at least 8MB RAM or more for booting.</text:p>
          </table:table-cell>
          <table:table-cell table:number-columns-repeated="1022"/>
        </table:table-row>
        <table:table-row table:style-name="ro1">
          <table:table-cell office:value-type="string" calcext:value-type="string">
            <text:p>KERNEL_LZMA</text:p>
          </table:table-cell>
          <table:table-cell office:value-type="string" calcext:value-type="string">
            <text:p>This compression algorithm's ratio is best. <text:s/>Decompression speed is between gzip and bzip2. <text:s/>Compression is slowest. The kernel size is about 33% smaller with LZMA in comparison to gzip.</text:p>
          </table:table-cell>
          <table:table-cell table:number-columns-repeated="1022"/>
        </table:table-row>
        <table:table-row table:style-name="ro1">
          <table:table-cell office:value-type="string" calcext:value-type="string">
            <text:p>KERNEL_XZ</text:p>
          </table:table-cell>
          <table:table-cell office:value-type="string" calcext:value-type="string">
            <text:p>XZ uses the LZMA2 algorithm and instruction set specific BCJ filters which can improve compression ratio of executable code. The size of the kernel is about 30% smaller with XZ in comparison to gzip. On architectures for which there is a BCJ filter (i386, x86_64, ARM, IA-64, PowerPC, and SPARC), XZ will create a few percent smaller kernel than plain LZMA. <text:s/>The speed is about the same as with LZMA: The decompression speed of XZ is better than that of bzip2 but worse than gzip and LZO. Compression is slow.</text:p>
          </table:table-cell>
          <table:table-cell table:number-columns-repeated="1022"/>
        </table:table-row>
        <table:table-row table:style-name="ro1">
          <table:table-cell table:style-name="ce1" office:value-type="string" calcext:value-type="string">
            <text:p>SPARSE_IRQ</text:p>
          </table:table-cell>
          <table:table-cell table:style-name="ce1" office:value-type="string" calcext:value-type="string">
            <text:p>Sparse irq numbering is useful for distro kernels that want to define a high CONFIG_NR_CPUS value but still want to have low kernel memory footprint on smaller machines. <text:s/>( Sparse irqs can also be beneficial on NUMA boxes, as they spread <text:s text:c="2"/>out the interrupt descriptors in a more NUMA-friendly way. ) <text:s/>If you don't know what to do here, say N.</text:p>
          </table:table-cell>
          <table:table-cell table:style-name="ce1" table:number-columns-repeated="1022"/>
        </table:table-row>
        <table:table-row table:style-name="ro1">
          <table:table-cell table:style-name="ce1" office:value-type="string" calcext:value-type="string">
            <text:p>TREE_RCU</text:p>
          </table:table-cell>
          <table:table-cell table:style-name="ce1" office:value-type="string" calcext:value-type="string">
            <text:p>This option selects the RCU implementation that is designed for very large SMP system with hundreds or thousands of CPUs. <text:s/>It also scales down nicely to smaller systems.</text:p>
          </table:table-cell>
          <table:table-cell table:style-name="ce1" table:number-columns-repeated="1022"/>
        </table:table-row>
        <table:table-row table:style-name="ro1">
          <table:table-cell table:style-name="ce1" office:value-type="string" calcext:value-type="string">
            <text:p>PREEMPT_RCU</text:p>
          </table:table-cell>
          <table:table-cell table:style-name="ce1" office:value-type="string" calcext:value-type="string">
            <text:p>This option selects the RCU implementation that is designed for very large SMP systems with hundreds or thousands of CPUs, but for which real-time response is also required. <text:s/>It also scales down nicely to smaller systems. <text:s/>Select this option if you are unsure.</text:p>
          </table:table-cell>
          <table:table-cell table:style-name="ce1" table:number-columns-repeated="1022"/>
        </table:table-row>
        <table:table-row table:style-name="ro1">
          <table:table-cell table:style-name="ce1" office:value-type="string" calcext:value-type="string">
            <text:p>RCU_FANOUT_LEAF</text:p>
          </table:table-cell>
          <table:table-cell table:style-name="ce1" office:value-type="string" calcext:value-type="string">
            <text:p>This option controls the leaf-level fanout of hierarchical implementations of RCU, and allows trading off cache misses against lock contention. <text:s/>Systems that synchronize their scheduling-clock interrupts for energy-efficiency reasons will want the default because the smaller leaf-level fanout keeps lock contention levels acceptably low. <text:s/>Very large systems (hundreds or thousands of CPUs) will instead want to set this value to the maximum value possible in order to reduce the number of cache misses incurred during RCU's grace-period initialization. <text:s/>These systems tend to run CPU-bound, and thus are not helped by synchronized interrupts, and thus tend to skew them, which reduces lock contention enough that large leaf-level fanouts work well. <text:s/>That said, setting leaf-level fanout to a large number will likely cause problematic lock contention on the leaf-level rcu_node structures unless you boot with the skew_tick kernel parameter. <text:s/>Select a specific number if testing RCU itself. <text:s/>Select the maximum permissible value for large systems, but please understand that you may also need to set the skew_tick kernel boot parameter to avoid contention on the rcu_node structure's locks. <text:s/>Take the default if unsure.</text:p>
          </table:table-cell>
          <table:table-cell table:style-name="ce1" table:number-columns-repeated="1022"/>
        </table:table-row>
        <table:table-row table:style-name="ro1">
          <table:table-cell office:value-type="string" calcext:value-type="string">
            <text:p>INITRAMFS_COMPRESSION_BZIP2</text:p>
          </table:table-cell>
          <table:table-cell office:value-type="string" calcext:value-type="string">
            <text:p>It's compression ratio and speed is intermediate. Decompression speed is slowest among the choices. The initramfs size is about 10% smaller with bzip2, in comparison to gzip. Bzip2 uses a large amount of memory. For modern kernels you will need at least 8MB RAM or more for booting. <text:s/>If you choose this, keep in mind that you need to have the bzip2 tool available to be able to compress the initram.</text:p>
          </table:table-cell>
          <table:table-cell table:number-columns-repeated="1022"/>
        </table:table-row>
        <table:table-row table:style-name="ro1">
          <table:table-cell office:value-type="string" calcext:value-type="string">
            <text:p>INITRAMFS_COMPRESSION_LZMA</text:p>
          </table:table-cell>
          <table:table-cell office:value-type="string" calcext:value-type="string">
            <text:p>This algorithm's compression ratio is best but has a large dictionary size which might cause issues in memory constrained systems. Decompression speed is between the other choices. Compression is slowest. The initramfs size is about 33% smaller with LZMA in comparison to gzip. <text:s/>If you choose this, keep in mind that you may need to install the xz or lzma tools to be able to compress the initram.</text:p>
          </table:table-cell>
          <table:table-cell table:number-columns-repeated="1022"/>
        </table:table-row>
        <table:table-row table:style-name="ro1">
          <table:table-cell office:value-type="string" calcext:value-type="string">
            <text:p>INITRAMFS_COMPRESSION_XZ</text:p>
          </table:table-cell>
          <table:table-cell office:value-type="string" calcext:value-type="string">
            <text:p>XZ uses the LZMA2 algorithm and has a large dictionary which may cause problems on memory constrained systems. The initramfs size is about 30% smaller with XZ in comparison to gzip. Decompression speed is better than that of bzip2 but worse than gzip and LZO. Compression is slow. <text:s/>If you choose this, keep in mind that you may need to install the xz tool to be able to compress the initram.</text:p>
          </table:table-cell>
          <table:table-cell table:number-columns-repeated="1022"/>
        </table:table-row>
        <table:table-row table:style-name="ro1">
          <table:table-cell office:value-type="string" calcext:value-type="string">
            <text:p>CC_OPTIMIZE_FOR_SIZE</text:p>
          </table:table-cell>
          <table:table-cell office:value-type="string" calcext:value-type="string">
            <text:p>Enabling this option will pass "-Os" instead of "-O2" to your compiler resulting in a smaller kernel. <text:s/>If unsure, say N.</text:p>
          </table:table-cell>
          <table:table-cell table:number-columns-repeated="1022"/>
        </table:table-row>
        <table:table-row table:style-name="ro1">
          <table:table-cell office:value-type="string" calcext:value-type="string">
            <text:p>SYSCTL_SYSCALL</text:p>
          </table:table-cell>
          <table:table-cell office:value-type="string" calcext:value-type="string">
            <text:p>sys_sysctl uses binary paths that have been found challenging to properly maintain and use. <text:s/>The interface in /proc/sys using paths with ascii names is now the primary path to this information. <text:s/>Almost nothing using the binary sysctl interface so if you are trying to save some space it is probably safe to disable this, making your kernel marginally smaller. <text:s/>If unsure say N here.</text:p>
          </table:table-cell>
          <table:table-cell table:number-columns-repeated="1022"/>
        </table:table-row>
        <table:table-row table:style-name="ro1">
          <table:table-cell office:value-type="string" calcext:value-type="string">
            <text:p>MODULE_UNLOAD</text:p>
          </table:table-cell>
          <table:table-cell office:value-type="string" calcext:value-type="string">
            <text:p>Without this option you will not be able to unload any modules (note that some modules may not be unloadable anyway), which makes your kernel smaller, faster and simpler. <text:s/>If unsure, say Y.</text:p>
          </table:table-cell>
          <table:table-cell table:number-columns-repeated="1022"/>
        </table:table-row>
        <table:table-row table:style-name="ro1">
          <table:table-cell table:style-name="ce1" office:value-type="string" calcext:value-type="string">
            <text:p>MAX_STACK_SIZE_MB</text:p>
          </table:table-cell>
          <table:table-cell table:style-name="ce1" office:value-type="string" calcext:value-type="string">
            <text:p>This is the maximum stack size in Megabytes in the VM layout of 32-bit user processes when the stack grows upwards (currently only on parisc and metag arch). The stack will be located at the highest memory address minus the given value, unless the RLIMIT_STACK hard limit is changed to a smaller value in which case that is used. <text:s/>A sane initial value is 80 MB.</text:p>
          </table:table-cell>
          <table:table-cell table:style-name="ce1" table:number-columns-repeated="1022"/>
        </table:table-row>
        <table:table-row table:style-name="ro1">
          <table:table-cell table:style-name="ce2" office:value-type="string" calcext:value-type="string">
            <text:p>NFT_SET_BITMAP</text:p>
          </table:table-cell>
          <table:table-cell table:style-name="ce2" office:value-type="string" calcext:value-type="string">
            <text:p>This option adds the "bitmap" set type that is used to build sets whose keys are smaller or equal to 16 bits.</text:p>
          </table:table-cell>
          <table:table-cell table:style-name="ce2" table:number-columns-repeated="1022"/>
        </table:table-row>
        <table:table-row table:style-name="ro1">
          <table:table-cell table:style-name="ce3" office:value-type="string" calcext:value-type="string">
            <text:p>SQUASHFS_4K_DEVBLK_SIZE</text:p>
          </table:table-cell>
          <table:table-cell table:style-name="ce3" office:value-type="string" calcext:value-type="string">
            <text:p>By default Squashfs sets the dev block size (sb_min_blocksize) to 1K or the smallest block size supported by the block device (if larger). <text:s/>This, because blocks are packed together and unaligned in Squashfs, should reduce latency. <text:s/>This, however, gives poor performance on MTD NAND devices where the optimal I/O size is 4K (even though the devices can support smaller block sizes). <text:s/>Using a 4K device block size may also improve overall I/O performance for some file access patterns (e.g. sequential accesses of files in filesystem order) on all media. <text:s/>Setting this option will force Squashfs to use a 4K device block size by default. <text:s/>If unsure, say N.</text:p>
          </table:table-cell>
          <table:table-cell table:style-name="ce3" table:number-columns-repeated="1022"/>
        </table:table-row>
        <table:table-row table:style-name="ro1">
          <table:table-cell office:value-type="string" calcext:value-type="string">
            <text:p>SUNRPC_DEBUG</text:p>
          </table:table-cell>
          <table:table-cell office:value-type="string" calcext:value-type="string">
            <text:p>This option enables a sysctl-based debugging interface that is be used by the 'rpcdebug' utility to turn on or off logging of different aspects of the kernel RPC activity. <text:s/>Disabling this option will make your kernel slightly smaller, but makes troubleshooting NFS issues significantly harder. <text:s/>If unsure, say Y.</text:p>
          </table:table-cell>
          <table:table-cell table:number-columns-repeated="1022"/>
        </table:table-row>
        <table:table-row table:style-name="ro1">
          <table:table-cell table:style-name="ce3" office:value-type="string" calcext:value-type="string">
            <text:p>CRC32_SLICEBY4</text:p>
          </table:table-cell>
          <table:table-cell table:style-name="ce3" office:value-type="string" calcext:value-type="string">
            <text:p>Calculate checksum 4 bytes at a time with a clever slicing algorithm. This is a bit slower than slice by 8, but has a smaller 4KiB lookup table. <text:s/>Only choose this option if you know what you are doing.</text:p>
          </table:table-cell>
          <table:table-cell table:style-name="ce3" table:number-columns-repeated="1022"/>
        </table:table-row>
        <table:table-row table:style-name="ro1">
          <table:table-cell table:style-name="ce3" office:value-type="string" calcext:value-type="string">
            <text:p>FONT_7x14</text:p>
          </table:table-cell>
          <table:table-cell table:style-name="ce3" office:value-type="string" calcext:value-type="string">
            <text:p>Console font with characters just a bit smaller than the default. If the standard 8x16 font is a little too big for you, say Y. Otherwise, say N.</text:p>
          </table:table-cell>
          <table:table-cell table:style-name="ce3" table:number-columns-repeated="1022"/>
        </table:table-row>
        <table:table-row table:style-name="ro1">
          <table:table-cell table:style-name="ce3" office:value-type="string" calcext:value-type="string">
            <text:p>CUSTOM_CACHE_SETTINGS</text:p>
          </table:table-cell>
          <table:table-cell table:style-name="ce3" office:value-type="string" calcext:value-type="string">
            <text:p>This option allows you to tweak the cache settings used during early boot (where the information from device tree is not yet available). There should be no reason to change these values. Linux will work perfectly fine, even if the Nios II is configured with smaller caches. <text:s/>Say N here unless you know what you are doing.</text:p>
          </table:table-cell>
          <table:table-cell table:style-name="ce3" table:number-columns-repeated="1022"/>
        </table:table-row>
        <table:table-row table:style-name="ro1">
          <table:table-cell office:value-type="string" calcext:value-type="string">
            <text:p>OPTIMIZE_INLINING</text:p>
          </table:table-cell>
          <table:table-cell office:value-type="string" calcext:value-type="string">
            <text:p>This option determines if the kernel forces gcc to inline the functions developers have marked 'inline'. Doing so takes away freedom from gcc to do what it thinks is best, which is desirable for the gcc 3.x series of compilers. The gcc 4.x series have a rewritten inlining algorithm and enabling this option will generate a smaller kernel there. Hopefully this algorithm is so good that allowing gcc 4.x and above to make the decision will become the default in the future. Until then this option is there to test gcc for this. <text:s/>If unsure, say N.</text:p>
          </table:table-cell>
          <table:table-cell table:number-columns-repeated="1022"/>
        </table:table-row>
        <table:table-row table:style-name="ro1">
          <table:table-cell office:value-type="string" calcext:value-type="string">
            <text:p>CPU_SUP_INTEL</text:p>
          </table:table-cell>
          <table:table-cell office:value-type="string" calcext:value-type="string">
            <text:p>This enables detection, tunings and quirks for Intel processors <text:s/>You need this enabled if you want your kernel to run on an Intel CPU. Disabling this option on other types of CPUs makes the kernel a tiny bit smaller. Disabling it on an Intel CPU might render the kernel unbootable. <text:s/>If unsure, say N.</text:p>
          </table:table-cell>
          <table:table-cell table:number-columns-repeated="1022"/>
        </table:table-row>
        <table:table-row table:style-name="ro1">
          <table:table-cell office:value-type="string" calcext:value-type="string">
            <text:p>CPU_SUP_CYRIX_32</text:p>
          </table:table-cell>
          <table:table-cell office:value-type="string" calcext:value-type="string">
            <text:p>This enables detection, tunings and quirks for Cyrix processors <text:s/>You need this enabled if you want your kernel to run on a Cyrix CPU. Disabling this option on other types of CPUs makes the kernel a tiny bit smaller. Disabling it on a Cyrix CPU might render the kernel unbootable. <text:s/>If unsure, say N.</text:p>
          </table:table-cell>
          <table:table-cell table:number-columns-repeated="1022"/>
        </table:table-row>
        <table:table-row table:style-name="ro1">
          <table:table-cell office:value-type="string" calcext:value-type="string">
            <text:p>CPU_SUP_AMD</text:p>
          </table:table-cell>
          <table:table-cell office:value-type="string" calcext:value-type="string">
            <text:p>This enables detection, tunings and quirks for AMD processors <text:s/>You need this enabled if you want your kernel to run on an AMD CPU. Disabling this option on other types of CPUs makes the kernel a tiny bit smaller. Disabling it on an AMD CPU might render the kernel unbootable. <text:s/>If unsure, say N.</text:p>
          </table:table-cell>
          <table:table-cell table:number-columns-repeated="1022"/>
        </table:table-row>
        <table:table-row table:style-name="ro1">
          <table:table-cell office:value-type="string" calcext:value-type="string">
            <text:p>CPU_SUP_CENTAUR</text:p>
          </table:table-cell>
          <table:table-cell office:value-type="string" calcext:value-type="string">
            <text:p>This enables detection, tunings and quirks for Centaur processors <text:s/>You need this enabled if you want your kernel to run on a Centaur CPU. Disabling this option on other types of CPUs makes the kernel a tiny bit smaller. Disabling it on a Centaur CPU might render the kernel unbootable. <text:s/>If unsure, say N.</text:p>
          </table:table-cell>
          <table:table-cell table:number-columns-repeated="1022"/>
        </table:table-row>
        <table:table-row table:style-name="ro1">
          <table:table-cell office:value-type="string" calcext:value-type="string">
            <text:p>CPU_SUP_TRANSMETA_32</text:p>
          </table:table-cell>
          <table:table-cell office:value-type="string" calcext:value-type="string">
            <text:p>This enables detection, tunings and quirks for Transmeta processors <text:s/>You need this enabled if you want your kernel to run on a Transmeta CPU. Disabling this option on other types of CPUs makes the kernel a tiny bit smaller. Disabling it on a Transmeta CPU might render the kernel unbootable. <text:s/>If unsure, say N.</text:p>
          </table:table-cell>
          <table:table-cell table:number-columns-repeated="1022"/>
        </table:table-row>
        <table:table-row table:style-name="ro1">
          <table:table-cell office:value-type="string" calcext:value-type="string">
            <text:p>CPU_SUP_UMC_32</text:p>
          </table:table-cell>
          <table:table-cell office:value-type="string" calcext:value-type="string">
            <text:p>This enables detection, tunings and quirks for UMC processors <text:s/>You need this enabled if you want your kernel to run on a UMC CPU. Disabling this option on other types of CPUs makes the kernel a tiny bit smaller. Disabling it on a UMC CPU might render the kernel unbootable. <text:s/>If unsure, say N.</text:p>
          </table:table-cell>
          <table:table-cell table:number-columns-repeated="1022"/>
        </table:table-row>
        <table:table-row table:style-name="ro1">
          <table:table-cell office:value-type="string" calcext:value-type="string">
            <text:p>X86_FAST_FEATURE_TESTS</text:p>
          </table:table-cell>
          <table:table-cell office:value-type="string" calcext:value-type="string">
            <text:p>Some fast-paths in the kernel depend on the capabilities of the CPU. Say Y here for the kernel to patch in the appropriate code at runtime based on the capabilities of the CPU. The infrastructure for patching code at runtime takes up some additional space</text:p>
          </table:table-cell>
          <table:table-cell office:value-type="string" calcext:value-type="string">
            <text:p><text:s/>space-constrained embedded systems may wish to say N here to produce smaller, slightly slower code.</text:p>
          </table:table-cell>
          <table:table-cell table:number-columns-repeated="1021"/>
        </table:table-row>
        <table:table-row table:style-name="ro1">
          <table:table-cell table:style-name="ce3" office:value-type="string" calcext:value-type="string">
            <text:p>X86_X32</text:p>
          </table:table-cell>
          <table:table-cell table:style-name="ce3" office:value-type="string" calcext:value-type="string">
            <text:p>Include code to run binaries for the x32 native 32-bit ABI for 64-bit processors. <text:s/>An x32 process gets access to the full 64-bit register file and wide data path while leaving pointers at 32 bits for smaller memory footprint. <text:s/>You will need a recent binutils (2.22 or later) with elf32_x86_64 support enabled to compile a kernel with this option set.</text:p>
          </table:table-cell>
          <table:table-cell table:style-name="ce3" table:number-columns-repeated="1022"/>
        </table:table-row>
        <table:table-row table:style-name="ro1">
          <table:table-cell table:style-name="ce2" office:value-type="string" calcext:value-type="string">
            <text:p>RTS7751R2D_PLUS</text:p>
          </table:table-cell>
          <table:table-cell table:style-name="ce2" office:value-type="string" calcext:value-type="string">
            <text:p>Selecting this option will configure the kernel for R2D-PLUS. <text:s/>R2D-PLUS is the smaller of the two R2D board versions, equipped with a single PCI slot.</text:p>
          </table:table-cell>
          <table:table-cell table:style-name="ce2" table:number-columns-repeated="1022"/>
        </table:table-row>
        <table:table-row table:style-name="ro1">
          <table:table-cell office:value-type="string" calcext:value-type="string">
            <text:p>IA64_GENERIC</text:p>
          </table:table-cell>
          <table:table-cell office:value-type="string" calcext:value-type="string">
            <text:p>This selects the system type of your hardware. <text:s/>A "generic" kernel will run on any supported IA-64 system. <text:s/>However, if you configure a kernel for your specific system, it will be faster and smaller. <text:s/>generic <text:s text:c="14"/>For any supported IA-64 system DIG-compliant <text:s text:c="8"/>For DIG ("Developer's Interface Guide") compliant systems DIG+Intel+IOMMU <text:s text:c="6"/>For DIG systems with Intel IOMMU HP-zx1/sx1000 <text:s text:c="8"/>For HP systems HP-zx1/sx1000+swiotlb For HP systems with (broken) DMA-constrained devices. SGI-SN2 <text:s text:c="14"/>For SGI Altix systems SGI-UV <text:s text:c="15"/>For SGI UV systems Ski-simulator <text:s text:c="8"/>For the HP simulator &lt;http://www.hpl.hp.com/research/linux/ski/&gt; <text:s/>If you don't know what to do, choose "generic".</text:p>
          </table:table-cell>
          <table:table-cell table:number-columns-repeated="1022"/>
        </table:table-row>
        <table:table-row table:style-name="ro1">
          <table:table-cell table:style-name="ce3" office:value-type="string" calcext:value-type="string">
            <text:p>CAVIUM_OCTEON_CVMSEG_SIZE</text:p>
          </table:table-cell>
          <table:table-cell table:style-name="ce3" office:value-type="string" calcext:value-type="string">
            <text:p>CVMSEG LM is a segment that accesses portions of the dcache as a local memory</text:p>
          </table:table-cell>
          <table:table-cell table:style-name="ce3" office:value-type="string" calcext:value-type="string">
            <text:p><text:s/>the larger CVMSEG is, the smaller the cache is. This selects the size of CVMSEG LM, which is in cache blocks. The legally range is from zero to 54 cache blocks (i.e. CVMSEG LM is between zero and 6192 bytes).</text:p>
          </table:table-cell>
          <table:table-cell table:style-name="ce3" table:number-columns-repeated="1021"/>
        </table:table-row>
        <table:table-row table:style-name="ro1">
          <table:table-cell table:style-name="ce3" office:value-type="string" calcext:value-type="string">
            <text:p>SAMSUNG_PM_CHECK_CHUNKSIZE</text:p>
          </table:table-cell>
          <table:table-cell table:style-name="ce3" office:value-type="string" calcext:value-type="string">
            <text:p>Set the chunksize in Kilobytes of the CRC for checking memory corruption over suspend and resume. A smaller value will mean that the CRC data block will take more memory, but wil identify any faults with better precision. <text:s/>See &lt;file:Documentation/arm/Samsung-S3C24XX/Suspend.txt&gt;</text:p>
          </table:table-cell>
          <table:table-cell table:style-name="ce3" table:number-columns-repeated="1022"/>
        </table:table-row>
        <table:table-row table:style-name="ro1">
          <table:table-cell table:style-name="ce2" office:value-type="string" calcext:value-type="string">
            <text:p>CPU_ARM922T</text:p>
          </table:table-cell>
          <table:table-cell table:style-name="ce2" office:value-type="string" calcext:value-type="string">
            <text:p>The ARM922T is a version of the ARM920T, but with smaller instruction and data caches. It is used in Altera's Excalibur XA device family and Micrel's KS8695 Centaur. <text:s/>Say Y if you want support for the ARM922T processor. Otherwise, say N.</text:p>
          </table:table-cell>
          <table:table-cell table:style-name="ce2" table:number-columns-repeated="1022"/>
        </table:table-row>
        <table:table-row table:style-name="ro1">
          <table:table-cell office:value-type="string" calcext:value-type="string">
            <text:p>ARM_THUMB</text:p>
          </table:table-cell>
          <table:table-cell office:value-type="string" calcext:value-type="string">
            <text:p>Say Y if you want to include kernel support for running user space Thumb binaries. <text:s/>The Thumb instruction set is a compressed form of the standard ARM instruction set resulting in smaller binaries at the expense of slightly less efficient code. <text:s/>If this option is disabled, and you run userspace that switches to Thumb mode, signal handling will not work correctly, resulting in segmentation faults or illegal instruction aborts. <text:s/>If you don't know what this all is, saying Y is a safe choice.</text:p>
          </table:table-cell>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8">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Linux_X86_64 LibreOffice_project/20$Build-2</meta:generator>
    <dc:date>2019-05-28T11:54:00.161868486</dc:date>
    <meta:editing-duration>PT8M33S</meta:editing-duration>
    <meta:editing-cycles>1</meta:editing-cycles>
    <meta:document-statistic meta:table-count="1" meta:cell-count="94" meta:object-count="0"/>
  </office:meta>
</office:document-meta>
</file>